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nsolas" svg:font-family="Consolas" style:font-family-generic="swiss"/>
    <style:font-face style:name="Consolas1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fo:font-size="14pt" officeooo:rsid="0018460b" officeooo:paragraph-rsid="0018460b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cm" style:auto-text-indent="false" fo:break-before="page"/>
      <style:text-properties fo:font-size="14pt" fo:font-weight="bold" style:font-size-asian="14pt" style:font-weight-asian="bold" style:font-size-complex="14pt"/>
    </style:style>
    <style:style style:name="P14" style:family="paragraph" style:parent-style-name="Times14_5f_РИО2">
      <style:paragraph-properties>
        <style:tab-stops>
          <style:tab-stop style:position="1cm"/>
        </style:tab-stops>
      </style:paragraph-properties>
    </style:style>
    <style:style style:name="P15" style:family="paragraph" style:parent-style-name="Times14_5f_РИО2">
      <style:paragraph-properties>
        <style:tab-stops>
          <style:tab-stop style:position="1cm"/>
        </style:tab-stops>
      </style:paragraph-properties>
      <style:text-properties fo:font-weight="bold" style:font-weight-asian="bold"/>
    </style:style>
    <style:style style:name="P16" style:family="paragraph" style:parent-style-name="Times14_5f_РИО2">
      <style:paragraph-properties>
        <style:tab-stops>
          <style:tab-stop style:position="1cm"/>
        </style:tab-stops>
      </style:paragraph-properties>
      <style:text-properties fo:font-weight="normal" officeooo:rsid="0018559e" officeooo:paragraph-rsid="0018559e" style:font-weight-asian="normal" style:font-weight-complex="normal"/>
    </style:style>
    <style:style style:name="P17" style:family="paragraph" style:parent-style-name="Times14_5f_РИО2">
      <style:paragraph-properties>
        <style:tab-stops>
          <style:tab-stop style:position="1cm"/>
        </style:tab-stops>
      </style:paragraph-properties>
      <style:text-properties officeooo:rsid="0018559e" officeooo:paragraph-rsid="0018559e"/>
    </style:style>
    <style:style style:name="P1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9" style:family="paragraph" style:parent-style-name="Times14_5f_РИО2">
      <style:paragraph-properties fo:margin-left="0cm" fo:margin-right="0cm" fo:text-indent="0cm" style:auto-text-indent="false">
        <style:tab-stops>
          <style:tab-stop style:position="1cm"/>
        </style:tab-stops>
      </style:paragraph-properties>
      <style:text-properties officeooo:rsid="0019189c" officeooo:paragraph-rsid="0019189c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justify" style:justify-single-word="false"/>
      <style:text-properties officeooo:rsid="0019189c" officeooo:paragraph-rsid="0019189c"/>
    </style:style>
    <style:style style:name="P22" style:family="paragraph" style:parent-style-name="Table_20_Contents">
      <style:paragraph-properties fo:text-align="justify" style:justify-single-word="false"/>
      <style:text-properties officeooo:rsid="001a369a" officeooo:paragraph-rsid="001a369a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4" style:family="paragraph" style:parent-style-name="Times14_5f_РИО2">
      <style:paragraph-properties>
        <style:tab-stops>
          <style:tab-stop style:position="1cm"/>
        </style:tab-stops>
      </style:paragraph-properties>
      <style:text-properties officeooo:rsid="0018559e" officeooo:paragraph-rsid="001b4949"/>
    </style:style>
    <style:style style:name="P25" style:family="paragraph" style:parent-style-name="Times14_5f_РИО2">
      <style:paragraph-properties>
        <style:tab-stops>
          <style:tab-stop style:position="1cm"/>
        </style:tab-stops>
      </style:paragraph-properties>
      <style:text-properties style:text-position="0% 100%" fo:font-size="14pt" fo:font-weight="bold" style:font-size-asian="14pt" style:font-weight-asian="bold" style:font-size-complex="14pt" style:font-weight-complex="bold"/>
    </style:style>
    <style:style style:name="P26" style:family="paragraph" style:parent-style-name="Times14_5f_РИО2">
      <style:paragraph-properties fo:text-align="center" style:justify-single-word="false">
        <style:tab-stops>
          <style:tab-stop style:position="1cm"/>
        </style:tab-stops>
      </style:paragraph-properties>
      <style:text-properties style:text-position="0% 100%" fo:font-size="14pt" fo:font-weight="bold" style:font-size-asian="14pt" style:font-weight-asian="bold" style:font-size-complex="14pt" style:font-weight-complex="bold"/>
    </style:style>
    <style:style style:name="P27" style:family="paragraph" style:parent-style-name="Times14_5f_РИО2">
      <style:paragraph-properties fo:text-align="center" style:justify-single-word="false">
        <style:tab-stops>
          <style:tab-stop style:position="1cm"/>
        </style:tab-stops>
      </style:paragraph-properties>
      <style:text-properties style:text-position="0% 100%" style:font-name="Consolas1" fo:font-size="14pt" fo:font-weight="bold" officeooo:rsid="001d2e5e" officeooo:paragraph-rsid="001d2e5e" style:font-size-asian="14pt" style:font-weight-asian="bold" style:font-size-complex="14pt" style:font-weight-complex="bold"/>
    </style:style>
    <style:style style:name="P28" style:family="paragraph" style:parent-style-name="Times14_5f_РИО2">
      <style:paragraph-properties fo:text-align="center" style:justify-single-word="false" fo:break-before="page">
        <style:tab-stops>
          <style:tab-stop style:position="1cm"/>
        </style:tab-stops>
      </style:paragraph-properties>
      <style:text-properties style:text-position="0% 100%" fo:font-size="14pt" fo:font-weight="bold" officeooo:rsid="001b4949" officeooo:paragraph-rsid="001b4949" style:font-size-asian="14pt" style:font-weight-asian="bold" style:font-size-complex="14pt" style:font-weight-complex="bold"/>
    </style:style>
    <style:style style:name="P29" style:family="paragraph" style:parent-style-name="Times14_5f_РИО2">
      <style:paragraph-properties fo:margin-top="0cm" fo:margin-bottom="0cm" loext:contextual-spacing="false" fo:line-height="100%">
        <style:tab-stops>
          <style:tab-stop style:position="1cm"/>
        </style:tab-stops>
      </style:paragraph-properties>
      <style:text-properties style:text-position="0% 100%" style:font-name="Consolas" fo:font-size="10pt" fo:font-weight="normal" style:font-size-asian="10pt" style:font-weight-asian="normal" style:font-name-complex="Consolas" style:font-size-complex="10pt" style:font-weight-complex="normal"/>
    </style:style>
    <style:style style:name="P30" style:family="paragraph" style:parent-style-name="Times14_5f_РИО2">
      <style:paragraph-properties fo:margin-top="0cm" fo:margin-bottom="0cm" loext:contextual-spacing="false" fo:line-height="100%">
        <style:tab-stops>
          <style:tab-stop style:position="1cm"/>
        </style:tab-stops>
      </style:paragraph-properties>
      <style:text-properties style:text-position="0% 100%" style:font-name="Consolas" fo:font-size="10pt" fo:font-weight="normal" officeooo:paragraph-rsid="001d2e5e" style:font-size-asian="10pt" style:font-weight-asian="normal" style:font-name-complex="Consolas" style:font-size-complex="10pt" style:font-weight-complex="normal"/>
    </style:style>
    <style:style style:name="P31" style:family="paragraph" style:parent-style-name="Times14_5f_РИО2">
      <style:paragraph-properties fo:margin-top="0cm" fo:margin-bottom="0cm" loext:contextual-spacing="false" fo:line-height="100%" fo:text-align="start" style:justify-single-word="false">
        <style:tab-stops>
          <style:tab-stop style:position="1cm"/>
        </style:tab-stops>
      </style:paragraph-properties>
      <style:text-properties style:text-position="0% 100%" style:font-name="Consolas" fo:font-size="10pt" fo:font-weight="normal" officeooo:rsid="001d2e5e" officeooo:paragraph-rsid="001d2e5e" style:font-size-asian="10pt" style:font-weight-asian="normal" style:font-name-complex="Consolas" style:font-size-complex="10pt" style:font-weight-complex="normal"/>
    </style:style>
    <style:style style:name="P32" style:family="paragraph" style:parent-style-name="Times14_5f_РИО2">
      <style:paragraph-properties fo:margin-top="0cm" fo:margin-bottom="0cm" loext:contextual-spacing="false" fo:line-height="100%" fo:text-align="center" style:justify-single-word="false" fo:break-before="page">
        <style:tab-stops>
          <style:tab-stop style:position="1cm"/>
        </style:tab-stops>
      </style:paragraph-properties>
      <style:text-properties style:text-position="0% 100%" style:font-name="Consolas" fo:font-size="14pt" fo:font-weight="bold" officeooo:rsid="001d2e5e" officeooo:paragraph-rsid="001d2e5e" style:font-size-asian="14pt" style:font-weight-asian="bold" style:font-name-complex="Consolas" style:font-size-complex="14pt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font-variant="normal" fo:text-transform="none" fo:font-size="14pt" style:font-size-asian="14pt" style:font-size-complex="14pt"/>
    </style:style>
    <style:style style:name="T3" style:family="text">
      <style:text-properties fo:font-variant="normal" fo:text-transform="none" fo:font-size="14pt" officeooo:rsid="001b4949" style:font-size-asian="14pt" style:font-size-complex="14pt"/>
    </style:style>
    <style:style style:name="T4" style:family="text">
      <style:text-properties officeooo:rsid="0018460b"/>
    </style:style>
    <style:style style:name="T5" style:family="text">
      <style:text-properties officeooo:rsid="001b49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0">Кафедра МОЭВМ</text:p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18"><text:span text:style-name="Название_20_книги"><text:span text:style-name="T1">отчет</text:span></text:span></text:p>
      <text:p text:style-name="P10">по лабораторной работе №<text:span text:style-name="T5">2</text:span></text:p>
      <text:p text:style-name="P10">по дисциплине «Алгоритмы и структуры данных»</text:p>
      <text:p text:style-name="P3"><text:span text:style-name="Название_20_книги"><text:span text:style-name="T2">Тема: </text:span></text:span><text:span text:style-name="Название_20_книги"><text:span text:style-name="T3">Иерархические списки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ка гр. 7382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8">Петрова А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8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9">2018</text:p>
      <text:p text:style-name="P13"><text:bookmark text:name="_GoBack"/>Задание.</text:p>
      <text:p text:style-name="P12">Вариант 1<text:span text:style-name="T4">0</text:span>.</text:p>
      <text:p text:style-name="P11">Подсчитать число различных атомов в иерархическом списке и сформировать из них линейный список.</text:p>
      <text:p text:style-name="P11"/>
      <text:p text:style-name="P15">Описание алгоритма.</text:p>
      <text:p text:style-name="P16">На вход программе подается строка в виде иерархического списка. Программа обрабатывает строку, подсчитывает количество различных атомов, если они есть, и выводит линейный список различных атомов и их количество. В противном случае — будет выведено сообщение о том, что список пустой. Если на вход программе подать линейный список, то будет считан лишь 1 элемент строки, остальные будут проигнорированы. В таком случае список состоит из 1 атома.</text:p>
      <text:p text:style-name="P16"/>
      <text:p text:style-name="P15">Описание функций и структур данных.</text:p>
      <text:p text:style-name="P24">В программе используется 2 файла, <text:span text:style-name="T5">main.cpp и hierarhial_list.cpp. Код в файле <text:s/>hierarhial_list.cpp был написан на основе лекционных материалов. В нем содержится </text:span></text:p>
      <text:p text:style-name="P15">Тестирование.</text:p>
      <text:p text:style-name="P17">Для тестирования правильности работы программы были написаны 7 тестов и скрипт для их запуска. Результаты тестирования представлены в <text:s text:c="4"/>табл. 1.</text:p>
      <text:p text:style-name="P19">Таблица 1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Входные данные</text:p>
          </table:table-cell>
          <table:table-cell table:style-name="Таблица2.B1" office:value-type="string">
            <text:p text:style-name="P21">Вывод</text:p>
          </table:table-cell>
        </table:table-row>
        <table:table-row>
          <table:table-cell table:style-name="Таблица2.A2" office:value-type="string">
            <text:p text:style-name="P20">(dqwd(eqr(a))fewf)</text:p>
          </table:table-cell>
          <table:table-cell table:style-name="Таблица2.B2" office:value-type="string">
            <text:p text:style-name="P20">a &lt;-&gt; d &lt;-&gt; e &lt;-&gt; f &lt;-&gt; q &lt;-&gt; r &lt;-&gt; w</text:p>
            <text:p text:style-name="P21">7</text:p>
          </table:table-cell>
        </table:table-row>
        <table:table-row>
          <table:table-cell table:style-name="Таблица2.A2" office:value-type="string">
            <text:p text:style-name="P20">(dqwd()fe(fg(a)are))</text:p>
          </table:table-cell>
          <table:table-cell table:style-name="Таблица2.B2" office:value-type="string">
            <text:p text:style-name="P20">a &lt;-&gt; d &lt;-&gt; e &lt;-&gt; f &lt;-&gt; g &lt;-&gt; q &lt;-&gt; r &lt;-&gt; w</text:p>
            <text:p text:style-name="P22">8</text:p>
          </table:table-cell>
        </table:table-row>
        <table:table-row>
          <table:table-cell table:style-name="Таблица2.A2" office:value-type="string">
            <text:p text:style-name="P20">(g(f(d(rgh)ar(fw)r)d)f) </text:p>
          </table:table-cell>
          <table:table-cell table:style-name="Таблица2.B2" office:value-type="string">
            <text:p text:style-name="P20">a &lt;-&gt; d &lt;-&gt; f &lt;-&gt; g &lt;-&gt; h &lt;-&gt; r &lt;-&gt; w</text:p>
            <text:p text:style-name="P22">7</text:p>
          </table:table-cell>
        </table:table-row>
        <table:table-row>
          <table:table-cell table:style-name="Таблица2.A2" office:value-type="string">
            <text:p text:style-name="P20">(())</text:p>
          </table:table-cell>
          <table:table-cell table:style-name="Таблица2.B2" office:value-type="string">
            <text:p text:style-name="P20">List is empty, cause hierarchial list has no atoms.</text:p>
          </table:table-cell>
        </table:table-row>
        <table:table-row>
          <table:table-cell table:style-name="Таблица2.A2" office:value-type="string">
            <text:p text:style-name="P22">a</text:p>
          </table:table-cell>
          <table:table-cell table:style-name="Таблица2.B2" office:value-type="string">
            <text:p text:style-name="P22">a</text:p>
            <text:p text:style-name="P22">1</text:p>
          </table:table-cell>
        </table:table-row>
        <table:table-row>
          <table:table-cell table:style-name="Таблица2.A2" office:value-type="string">
            <text:p text:style-name="P20">(abacq(wqef())</text:p>
          </table:table-cell>
          <table:table-cell table:style-name="Таблица2.B2" office:value-type="string">
            <text:p text:style-name="P22">List.Error2</text:p>
          </table:table-cell>
        </table:table-row>
        <text:soft-page-break/>
        <table:table-row>
          <table:table-cell table:style-name="Таблица2.A2" office:value-type="string">
            <text:p text:style-name="P22">(aweg)</text:p>
          </table:table-cell>
          <table:table-cell table:style-name="Таблица2.B2" office:value-type="string">
            <text:p text:style-name="P20"><text:s/>a &lt;-&gt; e &lt;-&gt; g &lt;-&gt; w</text:p>
            <text:p text:style-name="P22">4</text:p>
          </table:table-cell>
        </table:table-row>
      </table:table>
      <text:p text:style-name="P14"/>
      <text:p text:style-name="P15">Вывод.</text:p>
      <text:p text:style-name="P17">В ходе лабораторной работы была написана программа, которая получает на вход иерархический список, обрабатывает его и выводит линейный список, состоящий из различных атомов данного списка и их количество.</text:p>
      <text:p text:style-name="P25"/>
      <text:p text:style-name="P28">ПРИЛОЖЕНИЕ А</text:p>
      <text:p text:style-name="P26">ИСХОДНЫЙ КОД <text:span text:style-name="T5">ПРОГРАММЫ</text:span></text:p>
      <text:p text:style-name="P27">hierarhial_list.cpp</text:p>
      <text:p text:style-name="P29">#include "hierarchial_list.h"</text:p>
      <text:p text:style-name="P29"/>
      <text:p text:style-name="P29">using namespace std;</text:p>
      <text:p text:style-name="P29">namespace h_list</text:p>
      <text:p text:style-name="P29">{</text:p>
      <text:p text:style-name="P29"/>
      <text:p text:style-name="P30"><text:s text:c="4"/>lisp head (const lisp s)<text:tab/><text:tab/><text:tab/><text:tab/></text:p>
      <text:p text:style-name="P30">// Возвращает указатель на голову</text:p>
      <text:p text:style-name="P29"><text:s text:c="4"/>{</text:p>
      <text:p text:style-name="P29"><text:s text:c="8"/>if (s != NULL)</text:p>
      <text:p text:style-name="P29"><text:s text:c="12"/>if (!isAtom(s))</text:p>
      <text:p text:style-name="P29"><text:s text:c="16"/>return s-&gt;node.pair.hd;</text:p>
      <text:p text:style-name="P29"><text:s text:c="12"/>else {</text:p>
      <text:p text:style-name="P29"><text:s text:c="16"/>cerr &lt;&lt; "Error: Head(atom) \n";</text:p>
      <text:p text:style-name="P29"><text:s text:c="16"/>exit(1);</text:p>
      <text:p text:style-name="P29"><text:s text:c="12"/>}</text:p>
      <text:p text:style-name="P29"><text:s text:c="8"/>else {</text:p>
      <text:p text:style-name="P29"><text:s text:c="12"/>cerr &lt;&lt; "Error: Head(nil) \n";</text:p>
      <text:p text:style-name="P29"><text:s text:c="12"/>exit(1);</text:p>
      <text:p text:style-name="P29"><text:s text:c="8"/>}</text:p>
      <text:p text:style-name="P29"><text:s text:c="4"/>}</text:p>
      <text:p text:style-name="P29"/>
      <text:p text:style-name="P29"><text:s text:c="4"/>bool isAtom (const lisp s)</text:p>
      <text:p text:style-name="P29"><text:s text:c="4"/>{</text:p>
      <text:p text:style-name="P29"><text:s text:c="8"/>if(s == NULL)</text:p>
      <text:p text:style-name="P29"><text:s text:c="12"/>return false;</text:p>
      <text:p text:style-name="P29"><text:s text:c="8"/>else</text:p>
      <text:p text:style-name="P29"><text:s text:c="12"/>return (s -&gt; tag);</text:p>
      <text:p text:style-name="P29"><text:s text:c="4"/>}</text:p>
      <text:p text:style-name="P29"/>
      <text:p text:style-name="P29"><text:s text:c="4"/>bool isNull (const lisp s)</text:p>
      <text:p text:style-name="P29"><text:s text:c="4"/>{</text:p>
      <text:p text:style-name="P29"><text:s text:c="8"/>return s==NULL;</text:p>
      <text:p text:style-name="P29"><text:s text:c="4"/>}</text:p>
      <text:p text:style-name="P29"/>
      <text:p text:style-name="P30"><text:s text:c="4"/>lisp tail (const lisp s)<text:tab/><text:tab/><text:tab/><text:tab/><text:tab/></text:p>
      <text:p text:style-name="P30">// Возвращает указатель на хвост</text:p>
      <text:p text:style-name="P29"><text:s text:c="4"/>{</text:p>
      <text:p text:style-name="P29"><text:s text:c="8"/>if (s != NULL)</text:p>
      <text:p text:style-name="P29"><text:s text:c="12"/>if (!isAtom(s))</text:p>
      <text:p text:style-name="P29"><text:s text:c="16"/>return s-&gt;node.pair.tl;</text:p>
      <text:p text:style-name="P29"><text:s text:c="12"/>else {</text:p>
      <text:p text:style-name="P29"><text:s text:c="16"/>cerr &lt;&lt; "Error: Tail(atom) \n";</text:p>
      <text:p text:style-name="P29"><text:s text:c="16"/>exit(1);</text:p>
      <text:p text:style-name="P29"><text:s text:c="12"/>}</text:p>
      <text:p text:style-name="P29"><text:s text:c="8"/>else {</text:p>
      <text:p text:style-name="P29"><text:s text:c="12"/>cerr &lt;&lt; "Error: Tail(nil) \n";</text:p>
      <text:p text:style-name="P29"><text:s text:c="12"/>exit(1);</text:p>
      <text:p text:style-name="P29"><text:s text:c="8"/>}</text:p>
      <text:p text:style-name="P29"><text:s text:c="4"/>}</text:p>
      <text:p text:style-name="P29"/>
      <text:p text:style-name="P30"><text:s text:c="4"/>lisp cons (const lisp h, const lisp t)<text:tab/><text:tab/><text:tab/></text:p>
      <text:p text:style-name="P30">// Конструирует элемент. Рабоотает примерно так:</text:p>
      <text:p text:style-name="P30"><text:s text:c="4"/>{<text:tab/><text:tab/><text:tab/><text:tab/><text:tab/><text:tab/><text:tab/><text:tab/></text:p>
      <text:p text:style-name="P30"><text:soft-page-break/>// cons(a, cons(b, NIL)), получается список (a(b))</text:p>
      <text:p text:style-name="P30"><text:s text:c="8"/>lisp p;<text:tab/><text:tab/><text:tab/><text:tab/><text:tab/><text:tab/><text:tab/></text:p>
      <text:p text:style-name="P30">// Этот "конструктор" создает как атомы, так и узлы.</text:p>
      <text:p text:style-name="P30"><text:s text:c="8"/>if (isAtom(t)) {<text:tab/><text:tab/><text:tab/><text:tab/><text:tab/></text:p>
      <text:p text:style-name="P30">// Принимает указатель на голову и хвост, а возвращает указатель на новый элемент</text:p>
      <text:p text:style-name="P29"><text:s text:c="12"/>cerr &lt;&lt; "Error: Tail(nil) \n";</text:p>
      <text:p text:style-name="P29"><text:s text:c="12"/>exit(1);</text:p>
      <text:p text:style-name="P29"><text:s text:c="8"/>}</text:p>
      <text:p text:style-name="P29"><text:s text:c="8"/>else {</text:p>
      <text:p text:style-name="P29"><text:s text:c="12"/>p = new s_expr;</text:p>
      <text:p text:style-name="P29"><text:s text:c="12"/>if ( p == NULL)<text:tab/>{</text:p>
      <text:p text:style-name="P29"><text:s text:c="16"/>cerr &lt;&lt; "Memory not enough\n";</text:p>
      <text:p text:style-name="P29"><text:s text:c="16"/>exit(1);</text:p>
      <text:p text:style-name="P29"><text:s text:c="12"/>}</text:p>
      <text:p text:style-name="P29"><text:s text:c="12"/>else {</text:p>
      <text:p text:style-name="P29"><text:s text:c="16"/>p-&gt;tag = false;</text:p>
      <text:p text:style-name="P29"><text:s text:c="16"/>p-&gt;node.pair.hd = h;</text:p>
      <text:p text:style-name="P29"><text:s text:c="16"/>p-&gt;node.pair.tl = t;</text:p>
      <text:p text:style-name="P29"><text:s text:c="16"/>return p;</text:p>
      <text:p text:style-name="P29"><text:s text:c="12"/>}</text:p>
      <text:p text:style-name="P29"><text:s text:c="8"/>}</text:p>
      <text:p text:style-name="P29"><text:s text:c="4"/>}</text:p>
      <text:p text:style-name="P29"/>
      <text:p text:style-name="P30"><text:s text:c="4"/>lisp make_atom (const base x)<text:tab/><text:tab/><text:tab/><text:tab/></text:p>
      <text:p text:style-name="P30">// Создание атома из char</text:p>
      <text:p text:style-name="P29"><text:s text:c="4"/>{<text:tab/>lisp s;</text:p>
      <text:p text:style-name="P29"><text:s text:c="8"/>s = new s_expr;</text:p>
      <text:p text:style-name="P29"><text:s text:c="8"/>s -&gt; tag = true;</text:p>
      <text:p text:style-name="P29"><text:s text:c="8"/>s-&gt;node.atom = x;</text:p>
      <text:p text:style-name="P29"><text:s text:c="8"/>return s;</text:p>
      <text:p text:style-name="P29"><text:s text:c="4"/>}</text:p>
      <text:p text:style-name="P29"/>
      <text:p text:style-name="P29"><text:s text:c="4"/>void destroy (lisp s) {</text:p>
      <text:p text:style-name="P29"><text:s text:c="8"/>if ( s != NULL) {</text:p>
      <text:p text:style-name="P29"><text:s text:c="12"/>if (!isAtom(s)) {</text:p>
      <text:p text:style-name="P29"><text:s text:c="16"/>destroy ( head (s));</text:p>
      <text:p text:style-name="P29"><text:s text:c="16"/>destroy ( tail(s));</text:p>
      <text:p text:style-name="P29"><text:s text:c="12"/>}</text:p>
      <text:p text:style-name="P29"><text:s text:c="12"/>delete s;</text:p>
      <text:p text:style-name="P29"><text:s text:c="8"/>}</text:p>
      <text:p text:style-name="P29"><text:s text:c="4"/>}</text:p>
      <text:p text:style-name="P29"/>
      <text:p text:style-name="P30"><text:s text:c="4"/>base getAtom (const lisp s)<text:tab/><text:tab/><text:tab/><text:tab/><text:tab/></text:p>
      <text:p text:style-name="P30">// Возвращает char если </text:p>
      <text:p text:style-name="P29"><text:s text:c="4"/>{</text:p>
      <text:p text:style-name="P29"><text:s text:c="8"/>if (!isAtom(s)) {</text:p>
      <text:p text:style-name="P29"><text:s text:c="12"/>cerr &lt;&lt; "Error: getAtom(s) for !isAtom(s) \n";</text:p>
      <text:p text:style-name="P29"><text:s text:c="12"/>exit(1);</text:p>
      <text:p text:style-name="P29"><text:s text:c="8"/>}</text:p>
      <text:p text:style-name="P29"><text:s text:c="8"/>else</text:p>
      <text:p text:style-name="P29"><text:s text:c="12"/>return (s-&gt;node.atom);</text:p>
      <text:p text:style-name="P29"><text:s text:c="4"/>}</text:p>
      <text:p text:style-name="P29"/>
      <text:p text:style-name="P29"><text:tab/>// Чтение_______________</text:p>
      <text:p text:style-name="P29"><text:s text:c="4"/>void read_lisp ( lisp&amp; y)</text:p>
      <text:p text:style-name="P29"><text:s text:c="4"/>{</text:p>
      <text:p text:style-name="P29"><text:s text:c="8"/>base x;</text:p>
      <text:p text:style-name="P29"><text:s text:c="8"/>do</text:p>
      <text:p text:style-name="P29"><text:s text:c="12"/>cin &gt;&gt; x;</text:p>
      <text:p text:style-name="P29"><text:s text:c="8"/>while (x == ' ');</text:p>
      <text:p text:style-name="P29"><text:soft-page-break/><text:s text:c="8"/>read_s_expr ( x, y);</text:p>
      <text:p text:style-name="P29"><text:s text:c="4"/>}</text:p>
      <text:p text:style-name="P29"/>
      <text:p text:style-name="P29"><text:s text:c="4"/>void read_s_expr (base prev, lisp&amp; y)</text:p>
      <text:p text:style-name="P29"><text:s text:c="4"/>{</text:p>
      <text:p text:style-name="P29"><text:s text:c="8"/>if ( prev == ')' ) {</text:p>
      <text:p text:style-name="P29"><text:s text:c="12"/>cerr &lt;&lt; " ! List.Error 1 " &lt;&lt; endl;</text:p>
      <text:p text:style-name="P29"><text:s text:c="12"/>exit(1);</text:p>
      <text:p text:style-name="P29"><text:s text:c="8"/>}</text:p>
      <text:p text:style-name="P29"><text:s text:c="8"/>else if ( prev != '(' )</text:p>
      <text:p text:style-name="P29"><text:s text:c="12"/>y = make_atom (prev);</text:p>
      <text:p text:style-name="P29"><text:s text:c="8"/>else read_seq (y);</text:p>
      <text:p text:style-name="P29"><text:s text:c="4"/>}</text:p>
      <text:p text:style-name="P29"/>
      <text:p text:style-name="P29"><text:s text:c="4"/>void read_seq ( lisp&amp; y)</text:p>
      <text:p text:style-name="P29"><text:s text:c="4"/>{<text:tab/>base x;</text:p>
      <text:p text:style-name="P29"><text:s text:c="8"/>lisp p1, p2;</text:p>
      <text:p text:style-name="P29"/>
      <text:p text:style-name="P29"><text:s text:c="8"/>if (!(cin &gt;&gt; x)) {</text:p>
      <text:p text:style-name="P29"><text:s text:c="12"/>cerr &lt;&lt; " ! List.Error 2 " &lt;&lt; endl;</text:p>
      <text:p text:style-name="P29"><text:s text:c="12"/>exit(1);</text:p>
      <text:p text:style-name="P29"><text:s text:c="8"/>}</text:p>
      <text:p text:style-name="P29"><text:s text:c="8"/>else {</text:p>
      <text:p text:style-name="P29"><text:s text:c="12"/>while <text:s/>( x==' ' )</text:p>
      <text:p text:style-name="P29"><text:s text:c="16"/>cin &gt;&gt; x;</text:p>
      <text:p text:style-name="P29"><text:s text:c="12"/>if ( x == ')' )</text:p>
      <text:p text:style-name="P29"><text:s text:c="16"/>y = NULL;</text:p>
      <text:p text:style-name="P29"><text:s text:c="12"/>else {</text:p>
      <text:p text:style-name="P29"><text:s text:c="16"/>read_s_expr ( x, p1);</text:p>
      <text:p text:style-name="P29"><text:s text:c="16"/>read_seq ( p2);</text:p>
      <text:p text:style-name="P29"><text:s text:c="16"/>y = cons (p1, p2);</text:p>
      <text:p text:style-name="P29"><text:s text:c="12"/>}</text:p>
      <text:p text:style-name="P29"><text:s text:c="8"/>}</text:p>
      <text:p text:style-name="P29"><text:s text:c="4"/>}</text:p>
      <text:p text:style-name="P29"/>
      <text:p text:style-name="P29"><text:tab/>// Запись в список атомов______________</text:p>
      <text:p text:style-name="P29"><text:s text:c="4"/>void write_lisp (const lisp x, list&lt;char&gt; &amp;mList) {</text:p>
      <text:p text:style-name="P29"><text:s text:c="8"/>if (isAtom(x))</text:p>
      <text:p text:style-name="P29"><text:s text:c="12"/>mList.push_back(x-&gt;node.atom);</text:p>
      <text:p text:style-name="P29"><text:s text:c="8"/>else</text:p>
      <text:p text:style-name="P29"><text:s text:c="12"/>write_seq(x, mList);</text:p>
      <text:p text:style-name="P29"><text:s text:c="4"/>}</text:p>
      <text:p text:style-name="P29"/>
      <text:p text:style-name="P29"><text:s text:c="4"/>void write_seq (const lisp x, list&lt;char&gt; &amp;mList)</text:p>
      <text:p text:style-name="P29"><text:s text:c="4"/>{</text:p>
      <text:p text:style-name="P29"><text:s text:c="8"/>if (!isNull(x)) {</text:p>
      <text:p text:style-name="P29"><text:s text:c="12"/>write_lisp(head (x), mList);</text:p>
      <text:p text:style-name="P29"><text:s text:c="12"/>write_seq(tail (x), mList);</text:p>
      <text:p text:style-name="P29"><text:s text:c="8"/>}</text:p>
      <text:p text:style-name="P29"><text:s text:c="4"/>}</text:p>
      <text:p text:style-name="P29">}</text:p>
      <text:p text:style-name="P32">main.cpp</text:p>
      <text:p text:style-name="P31">#include "hierarchial_list.h"</text:p>
      <text:p text:style-name="P31"/>
      <text:p text:style-name="P31">using namespace std;</text:p>
      <text:p text:style-name="P31">using namespace h_list;</text:p>
      <text:p text:style-name="P31"/>
      <text:p text:style-name="P31">typedef unsigned long ul;</text:p>
      <text:p text:style-name="P31"/>
      <text:p text:style-name="P31">void print_list(list&lt;char&gt; &amp;mList);</text:p>
      <text:p text:style-name="P31"/>
      <text:p text:style-name="P31">int main (){</text:p>
      <text:p text:style-name="P31"/>
      <text:p text:style-name="P31"><text:s text:c="4"/>cout &lt;&lt; "Enter your hierarchial list: \n"</text:p>
      <text:p text:style-name="P31"><text:s text:c="4"/>lisp s1;</text:p>
      <text:p text:style-name="P31"><text:s text:c="4"/>list&lt;char&gt; mList;</text:p>
      <text:p text:style-name="P31"><text:s text:c="4"/>cout &lt;&lt; "Linear list after processing: <text:s/>";</text:p>
      <text:p text:style-name="P31"><text:s text:c="4"/>read_lisp (s1);</text:p>
      <text:p text:style-name="P31"/>
      <text:p text:style-name="P31"><text:s text:c="4"/>write_lisp (s1, mList);</text:p>
      <text:p text:style-name="P31"><text:s text:c="4"/>mList.sort();</text:p>
      <text:p text:style-name="P31"><text:s text:c="4"/>mList.unique();</text:p>
      <text:p text:style-name="P31"/>
      <text:p text:style-name="P31"><text:s text:c="4"/>print_list(mList);</text:p>
      <text:p text:style-name="P31"><text:s text:c="4"/>destroy (s1);</text:p>
      <text:p text:style-name="P31"/>
      <text:p text:style-name="P31"><text:s text:c="4"/>return 0;</text:p>
      <text:p text:style-name="P31">}</text:p>
      <text:p text:style-name="P31"/>
      <text:p text:style-name="P31">void print_list(list&lt;char&gt; &amp;mList) { // Вывод списка аргументов в консоль</text:p>
      <text:p text:style-name="P31"><text:s text:c="4"/>ul i=0;</text:p>
      <text:p text:style-name="P31"><text:s text:c="4"/>if(mList.empty()) {</text:p>
      <text:p text:style-name="P31"><text:s text:c="8"/>cout &lt;&lt; "List is empty, cause hierarchial list has no atoms.\n";</text:p>
      <text:p text:style-name="P31"><text:s text:c="8"/>return;</text:p>
      <text:p text:style-name="P31"><text:s text:c="4"/>}</text:p>
      <text:p text:style-name="P31"><text:s text:c="4"/>list&lt;char&gt; :: iterator it; <text:s/>// обьект итератора (спец. переменная stl контейнеров таких как vector stack и прочих, для обозначения положения указателя на нужный элемент контейнера)</text:p>
      <text:p text:style-name="P31"><text:s text:c="4"/>for (it = mList.begin(); it != mList.end(); it++, i++) {</text:p>
      <text:p text:style-name="P31"><text:s text:c="8"/>if(i == mList.size()-1) {</text:p>
      <text:p text:style-name="P31"><text:s text:c="12"/>cout &lt;&lt; (*it);</text:p>
      <text:p text:style-name="P31"><text:s text:c="12"/>break;</text:p>
      <text:p text:style-name="P31"><text:s text:c="8"/>}</text:p>
      <text:p text:style-name="P31"><text:s text:c="8"/>cout &lt;&lt; (*it) &lt;&lt; " &lt;-&gt; ";</text:p>
      <text:p text:style-name="P31"><text:s text:c="4"/>}</text:p>
      <text:p text:style-name="P31"><text:s text:c="4"/>cout &lt;&lt; '\n' &lt;&lt; "Count of different elements [" &lt;&lt; i+1 &lt;&lt; "]\n";</text:p>
      <text:p text:style-name="P3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nsolas" svg:font-family="Consolas" style:font-family-generic="swiss"/>
    <style:font-face style:name="Consolas1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margin-top="0.212cm" fo:margin-bottom="0.212cm" loext:contextual-spacing="false" fo:line-height="120%" fo:text-align="justify" style:justify-single-word="false" fo:text-indent="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22:52:00</meta:creation-date>
    <dc:date>2018-10-05T12:40:17.714044129</dc:date>
    <meta:print-date>2015-07-17T12:06:00</meta:print-date>
    <meta:editing-cycles>9</meta:editing-cycles>
    <meta:editing-duration>PT2H36M49S</meta:editing-duration>
    <meta:generator>LibreOffice/6.0.6.2$Linux_X86_64 LibreOffice_project/00m0$Build-2</meta:generator>
    <meta:document-statistic meta:table-count="2" meta:image-count="0" meta:object-count="0" meta:page-count="7" meta:paragraph-count="238" meta:word-count="869" meta:character-count="6381" meta:non-whitespace-character-count="4312"/>
  </office:meta>
</office:document-meta>
</file>